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10B590000270F000009647DA88075E050A8FB.svg" manifest:media-type="image/svg+xml"/>
  <manifest:file-entry manifest:full-path="Pictures/1000020100000472000003614D064ABA3F11DCF2.png" manifest:media-type="image/png"/>
  <manifest:file-entry manifest:full-path="Pictures/100002010000017A0000005BBB227D615A09ABCB.png" manifest:media-type="image/png"/>
  <manifest:file-entry manifest:full-path="Pictures/10000000000004B0000004B0A2D33837060149F6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40pt" officeooo:rsid="001d8e0e" officeooo:paragraph-rsid="001d8e0e" style:font-size-asian="40pt" style:font-size-complex="40pt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x="-0.7874in" svg:y="0.3929in" svg:width="11.6902in" svg:height="11.6902in" draw:z-index="0"><draw:image xlink:href="Pictures/10000000000004B0000004B0A2D33837060149F6.jpg" xlink:type="simple" xlink:show="embed" xlink:actuate="onLoad"/></draw:frame></text:p>
      <text:p text:style-name="P1"><draw:frame draw:style-name="fr2" draw:name="Image3" text:anchor-type="paragraph" svg:x="7.2965in" svg:y="10.5756in" svg:width="2.298in" svg:height="0.5528in" draw:z-index="2"><draw:image xlink:href="Pictures/10010B590000270F000009647DA88075E050A8FB.svg" xlink:type="simple" xlink:show="embed" xlink:actuate="onLoad"/><draw:image xlink:href="Pictures/100002010000017A0000005BBB227D615A09ABCB.png" xlink:type="simple" xlink:show="embed" xlink:actuate="onLoad"/></draw:frame><draw:frame draw:style-name="fr2" draw:name="Image2" text:anchor-type="paragraph" svg:x="0.2283in" svg:y="10.6374in" svg:width="0.8043in" svg:height="0.6118in" draw:z-index="1"><draw:image xlink:href="Pictures/1000020100000472000003614D064ABA3F11DCF2.png" xlink:type="simple" xlink:show="embed" xlink:actuate="onLoad"/></draw:frame>Vigenèr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02in" fo:page-height="16.5402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6T16:12:42.743618321</meta:creation-date>
    <dc:date>2017-11-06T16:19:14.436050596</dc:date>
    <meta:editing-duration>PT6M31S</meta:editing-duration>
    <meta:editing-cycles>2</meta:editing-cycles>
    <meta:generator>LibreOffice/5.1.6.2$Linux_X86_64 LibreOffice_project/10m0$Build-2</meta:generator>
    <meta:document-statistic meta:table-count="0" meta:image-count="3" meta:object-count="0" meta:page-count="1" meta:paragraph-count="1" meta:word-count="1" meta:character-count="8" meta:non-whitespace-character-count="8"/>
  </office:meta>
</office:document-meta>
</file>